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margin-top="0cm" fo:margin-bottom="0.353cm" style:contextual-spacing="false" fo:line-height="115%" fo:text-align="start" style:justify-single-word="false" fo:orphans="2" fo:widows="2" style:writing-mode="lr-tb"/>
    </style:style>
    <style:style style:name="P2" style:family="paragraph" style:parent-style-name="Standard">
      <style:paragraph-properties fo:margin-top="0cm" fo:margin-bottom="0cm" style:contextual-spacing="false" fo:line-height="100%" fo:text-align="justify" style:justify-single-word="false" fo:orphans="0" fo:widows="0"/>
    </style:style>
    <style:style style:name="P3" style:family="paragraph" style:parent-style-name="Standard">
      <style:paragraph-properties fo:margin-top="0cm" fo:margin-bottom="0cm" style:contextual-spacing="false" fo:line-height="100%" fo:text-align="end" style:justify-single-word="false"/>
      <style:text-properties style:font-name="Calibri" fo:font-size="12pt" style:font-size-asian="12pt" style:font-name-complex="Arial" style:font-size-complex="12pt"/>
    </style:style>
    <style:style style:name="P4" style:family="paragraph" style:parent-style-name="Standard">
      <style:paragraph-properties fo:margin-top="0cm" fo:margin-bottom="0cm" style:contextual-spacing="false" fo:line-height="100%" fo:text-align="justify" style:justify-single-word="false" fo:orphans="0" fo:widows="0"/>
      <style:text-properties style:font-name="Calibri" fo:font-size="12pt" style:font-size-asian="12pt" style:font-name-complex="Times New Roman" style:font-size-complex="12pt"/>
    </style:style>
    <style:style style:name="P5" style:family="paragraph" style:parent-style-name="Standard">
      <style:paragraph-properties fo:margin-top="0cm" fo:margin-bottom="0cm" style:contextual-spacing="false" fo:line-height="100%"/>
      <style:text-properties style:font-name="Calibri" fo:font-size="12pt" style:font-size-asian="12pt" style:font-name-complex="Arial" style:font-size-complex="12pt"/>
    </style:style>
    <style:style style:name="P6" style:family="paragraph" style:parent-style-name="Standard">
      <style:paragraph-properties fo:margin-top="0cm" fo:margin-bottom="0cm" style:contextual-spacing="false" fo:line-height="100%" fo:text-align="end" style:justify-single-word="false"/>
      <style:text-properties style:font-name="Calibri" fo:font-size="12pt" style:font-size-asian="12pt" style:font-name-complex="Arial" style:font-size-complex="12pt"/>
    </style:style>
    <style:style style:name="P7" style:family="paragraph" style:parent-style-name="Standard">
      <style:paragraph-properties fo:margin-top="0cm" fo:margin-bottom="0cm" style:contextual-spacing="false" fo:line-height="100%" fo:text-align="justify" style:justify-single-word="false" fo:orphans="0" fo:widows="0"/>
      <style:text-properties style:font-name="Calibri" fo:font-size="12pt" style:font-size-asian="12pt" style:font-name-complex="Times New Roman" style:font-size-complex="12pt"/>
    </style:style>
    <style:style style:name="P8" style:family="paragraph" style:parent-style-name="Standard">
      <style:paragraph-properties fo:margin-top="0cm" fo:margin-bottom="0cm" style:contextual-spacing="false" fo:line-height="100%" fo:text-align="end" style:justify-single-word="false" fo:orphans="0" fo:widows="0"/>
      <style:text-properties style:font-name="Calibri" fo:font-size="12pt" style:font-size-asian="12pt" style:font-name-complex="Times New Roman" style:font-size-complex="12pt"/>
    </style:style>
    <style:style style:name="P9" style:family="paragraph" style:parent-style-name="Standard">
      <style:paragraph-properties fo:margin-top="0cm" fo:margin-bottom="0cm" style:contextual-spacing="false" fo:line-height="100%" fo:text-align="justify" style:justify-single-word="false" fo:orphans="0" fo:widows="0"/>
      <style:text-properties officeooo:paragraph-rsid="001a600c"/>
    </style:style>
    <style:style style:name="T1" style:family="text">
      <style:text-properties style:font-name="Calibri" fo:font-size="12pt" style:font-size-asian="12pt" style:font-name-complex="Times New Roman" style:font-size-complex="12pt"/>
    </style:style>
    <style:style style:name="T2" style:family="text">
      <style:text-properties style:font-name="Calibri" fo:font-size="12pt" officeooo:rsid="00190292" style:font-size-asian="12pt" style:font-name-complex="Times New Roman" style:font-size-complex="12pt"/>
    </style:style>
    <style:style style:name="T3" style:family="text">
      <style:text-properties style:font-name="Calibri" fo:font-size="12pt" officeooo:rsid="001a600c" style:font-size-asian="12pt" style:font-name-complex="Times New Roman" style:font-size-complex="12pt"/>
    </style:style>
    <style:style style:name="T4" style:family="text">
      <style:text-properties style:font-name="Calibri" fo:font-size="12pt" fo:font-weight="bold" style:font-size-asian="12pt" style:font-weight-asian="bold" style:font-name-complex="Times New Roman" style:font-size-complex="12pt" style:font-weight-complex="bold"/>
    </style:style>
    <style:style style:name="T5" style:family="text">
      <style:text-properties style:font-name="Calibri" fo:font-size="12pt" fo:font-weight="normal" style:font-size-asian="12pt" style:font-weight-asian="normal" style:font-name-complex="Times New Roman"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ivoal Lucas<text:line-break/>8,rue du levant, Résidence le château<text:line-break/>33140, Villenave d’Ornon</text:p>
      <text:p text:style-name="P5"><text:line-break/></text:p>
      <text:p text:style-name="P3">Nom de l’entreprise</text:p>
      <text:p text:style-name="P3">Nom prénom du responsable des ressources humaines<text:line-break/>Adresse<text:line-break/>Code postal / Ville</text:p>
      <text:p text:style-name="P3"/>
      <text:p text:style-name="P3"><text:s/>Le (Date),(Ville)</text:p>
      <text:p text:style-name="P3"/>
      <text:p text:style-name="P4"/>
      <text:p text:style-name="P2"><text:span text:style-name="T4">Objet :</text:span><text:span text:style-name="T5"> Demande d'emploi pour un poste de stagiaire en Informatique</text:span></text:p>
      <text:p text:style-name="P4"/>
      <text:p text:style-name="P4">Madame, Monsieur,</text:p>
      <text:p text:style-name="P4"/>
      <text:p text:style-name="P9"><text:span text:style-name="T1">Actuellement étudiant en Licence 2 en informatique à l’Université de Bordeaux, je vous adresse ma candidature pour un stage au sein de votre entreprise, pour une période d’un mois ou plus. Dès </text:span><text:span text:style-name="T3">juin</text:span><text:span text:style-name="T1"> 202</text:span><text:span text:style-name="T2">5</text:span><text:span text:style-name="T1">, je serai à votre disposition complète. Ce stage pourrait me donner l’opportunité de compléter ma formation théorique par une expérience pratique. En effet, votre entreprise se distingue par son engagement à offrir des opportunités de formation continue et de développement personnel, ce qui correspond parfaitement à mon désir d’apprendre et d’évoluer dans un environnement stimulant.</text:span></text:p>
      <text:p text:style-name="P4"/>
      <text:p text:style-name="P4">Depuis de nombreuses années, ma passion pour l’informatique me pousse à penser que votre entreprise est idéale pour perfectionner ma formation de développeur et découvrir sur le terrain le métier de développeur informatique pour lequel je poursuis actuellement mes études. Les compétences en développement que j’ai acquises au cours des divers projets de classe et projets personnels m’ont poussé à vouloir acquérir une expérience approfondie dans ce domaine. </text:p>
      <text:p text:style-name="P4"/>
      <text:p text:style-name="P4">Je n’ai aucune inquiétude quant à ma capacité à m’adapter rapidement à votre entreprise et au travail en équipe en raison de mon assiduité, de ma motivation, de ma conscience des responsabilités et de ma vitesse d’apprentissage. Travailler au sein de votre équipe me permettra également d’acquérir ma première expérience concrète dans le domaine du développement de logiciels. Je serais également ravi de pouvoir contribuer au développement de votre activité en y apportant un regard neuf et constructif. </text:p>
      <text:p text:style-name="P4"/>
      <text:p text:style-name="P4">N’hésitez pas à me contacter si vous avez besoin de plus d’informations ou si vous souhaitez échanger davantage sur ma candidature. Je serais également ravi de pouvoir discuter de vive voix de la manière dont je pourrais contribuer à vos projets lors d’un entretien. </text:p>
      <text:p text:style-name="P4"/>
      <text:p text:style-name="P4">Dans l’attente de votre réponse,</text:p>
      <text:p text:style-name="P4">Je vous présente, Madame, Monsieur, mes salutations les plus sincères.</text:p>
      <text:p text:style-name="P4"/>
      <text:p text:style-name="P8">Lucas RIVOAL</text:p>
      <text:p text:style-name="P1"><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mbria" fo:font-size="12pt" fo:language="en" fo:country="GB" style:letter-kerning="false" style:font-name-asian="ＭＳ 明朝" style:font-size-asian="12pt" style:language-asian="fr" style:country-asian="FR"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mbria" fo:font-size="12pt" fo:language="en" fo:country="GB" style:letter-kerning="false" style:font-name-asian="ＭＳ 明朝" style:font-size-asian="12pt" style:language-asian="fr" style:country-asian="FR"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1pt" fo:language="fr" fo:country="FR" style:letter-kerning="false" style:font-name-asian="Cambria1" style:font-family-asian="Cambria"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1pt" fo:language="fr" fo:country="FR" style:letter-kerning="false" style:font-name-asian="Cambria1" style:font-family-asian="Cambria"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annotation_20_text" style:display-name="annotation text" style:family="paragraph" style:parent-style-name="Standard" loext:linked-style-name="Commentaire_20_C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Default_20_Paragraph_20_Font" style:display-name="Default Paragraph Font" style:family="text"/>
    <style:style style:name="En-tête_20_Car" style:display-name="En-tête Car" style:family="text" style:parent-style-name="Default_20_Paragraph_20_Font">
      <style:text-properties fo:font-size="11pt" fo:language="fr" fo:country="FR" style:font-name-asian="Cambria1" style:font-family-asian="Cambria" style:font-family-generic-asian="system" style:font-pitch-asian="variable" style:font-size-asian="11pt" style:language-asian="en" style:country-asian="US" style:font-size-complex="11pt"/>
    </style:style>
    <style:style style:name="Pied_20_de_20_page_20_Car" style:display-name="Pied de page Car" style:family="text" style:parent-style-name="Default_20_Paragraph_20_Font">
      <style:text-properties fo:font-size="11pt" fo:language="fr" fo:country="FR" style:font-name-asian="Cambria1" style:font-family-asian="Cambria" style:font-family-generic-asian="system" style:font-pitch-asian="variable" style:font-size-asian="11pt" style:language-asian="en" style:country-asian="US" style:font-size-complex="11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loext:linked-style-name="annotation_20_text">
      <style:text-properties fo:font-size="10pt" fo:language="fr" fo:country="FR" style:font-name-asian="Cambria1" style:font-family-asian="Cambria" style:font-family-generic-asian="system" style:font-pitch-asian="variable" style:font-size-asian="10pt" style:language-asian="en" style:country-asian="US" style:font-size-complex="10pt"/>
    </style:style>
    <style:style style:name="Objet_20_du_20_commentaire_20_Car" style:display-name="Objet du commentaire Car" style:family="text" style:parent-style-name="Commentaire_20_Car" loext:linked-style-name="annotation_20_subject">
      <style:text-properties fo:font-size="10pt" fo:language="fr" fo:country="FR" fo:font-weight="bold" style:font-name-asian="Cambria1" style:font-family-asian="Cambria" style:font-family-generic-asian="system" style:font-pitch-asian="variable" style:font-size-asian="10pt" style:language-asian="en" style:country-asian="US" style:font-weight-asian="bold" style:font-size-complex="10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28T15:30:00</meta:creation-date>
    <dc:language>fr-FR</dc:language>
    <dc:date>2024-12-11T14:42:00.641000000</dc:date>
    <meta:editing-cycles>5</meta:editing-cycles>
    <meta:editing-duration>PT39M28S</meta:editing-duration>
    <meta:generator>LibreOffice/7.4.3.2$Windows_X86_64 LibreOffice_project/1048a8393ae2eeec98dff31b5c133c5f1d08b890</meta:generator>
    <meta:document-statistic meta:table-count="0" meta:image-count="0" meta:object-count="0" meta:page-count="2" meta:paragraph-count="14" meta:word-count="337" meta:character-count="2208" meta:non-whitespace-character-count="1879"/>
    <meta:user-defined meta:name="AppVersion">15.0000</meta:user-defined>
    <meta:template xlink:type="simple" xlink:actuate="onRequest" xlink:title="Normal" xlink:href=""/>
  </office:meta>
</office:document-meta>
</file>